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78000000438EF863F0F19BE20AB.png" manifest:media-type="image/png"/>
  <manifest:file-entry manifest:full-path="Pictures/100000010000078000000438717E72E5658F04FC.png" manifest:media-type="image/png"/>
  <manifest:file-entry manifest:full-path="Pictures/100000010000078000000438503575DC72D592A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style:font-name="Candara" officeooo:paragraph-rsid="0029fed6"/>
    </style:style>
    <style:style style:name="P31" style:family="paragraph" style:parent-style-name="Heading_20_1">
      <style:text-properties style:font-name="Candara" officeooo:rsid="002ed250" officeooo:paragraph-rsid="002ed250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3" style:family="paragraph" style:parent-style-name="Text_20_body">
      <style:text-properties officeooo:paragraph-rsid="0029fed6"/>
    </style:style>
    <style:style style:name="P34" style:family="paragraph" style:parent-style-name="Text_20_body">
      <style:text-properties officeooo:rsid="002ed250" officeooo:paragraph-rsid="002ed250"/>
    </style:style>
    <style:style style:name="P35" style:family="paragraph" style:parent-style-name="Text_20_body">
      <style:text-properties officeooo:paragraph-rsid="002ed250"/>
    </style:style>
    <style:style style:name="P36" style:family="paragraph" style:parent-style-name="Text_20_body">
      <style:text-properties officeooo:paragraph-rsid="002f5d28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fo:font-size="14pt" officeooo:rsid="002f5d28" style:font-size-asian="14pt" style:font-size-complex="14pt"/>
    </style:style>
    <style:style style:name="T12" style:family="text">
      <style:text-properties fo:color="#666666" loext:opacity="100%" style:font-name="Candara" fo:font-size="14pt" style:font-size-asian="14pt" style:font-size-complex="14pt"/>
    </style:style>
    <style:style style:name="T13" style:family="text">
      <style:text-properties fo:color="#666666" loext:opacity="100%" style:font-name="Candara" fo:font-size="14pt" officeooo:rsid="000072b9" style:font-size-asian="14pt" style:font-size-complex="14pt"/>
    </style:style>
    <style:style style:name="T14" style:family="text">
      <style:text-properties fo:color="#666666" loext:opacity="100%" style:font-name="Candara" fo:font-size="14pt" officeooo:rsid="002ed250" style:font-size-asian="14pt" style:font-size-complex="14pt"/>
    </style:style>
    <style:style style:name="T15" style:family="text">
      <style:text-properties fo:color="#666666" loext:opacity="100%" style:font-name="Candara" fo:font-size="14pt" officeooo:rsid="002f5d28" style:font-size-asian="14pt" style:font-size-complex="14pt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2">Guardar este documento en nuestro equipo.</text:p>
        </text:list-item>
        <text:list-item>
          <text:p text:style-name="P32">Renombrar según el siguiente ejemplo: ApellidoNombre_ActividadesUD<text:span text:style-name="T6">6</text:span></text:p>
        </text:list-item>
        <text:list-item>
          <text:p text:style-name="P32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8" text:outline-level="1"><draw:frame draw:style-name="fr1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9" text:outline-level="1"><text:bookmark-start text:name="__RefHeading___Toc107_3396345470"/>Actividad 1.<text:bookmark-end text:name="__RefHeading___Toc107_3396345470"/></text:h>
      <text:h text:style-name="P30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p text:style-name="P33"><text:span text:style-name="T13"/></text:p>
      <text:p text:style-name="P34"><text:span text:style-name="T13">C</text:span><text:span text:style-name="T12">onsulta 1</text:span></text:p>
      <text:p text:style-name="P33"><draw:frame draw:style-name="fr2" draw:name="Imagen2" text:anchor-type="char" svg:width="17.59cm" svg:height="9.894cm" draw:z-index="1"><draw:image xlink:href="Pictures/100000010000078000000438EF863F0F19BE20AB.png" xlink:type="simple" xlink:show="embed" xlink:actuate="onLoad" draw:mime-type="image/png"/></draw:frame><text:span text:style-name="T13"/></text:p>
      <text:h text:style-name="P31" text:outline-level="1"><text:soft-page-break/><text:span text:style-name="T8">C</text:span><text:span text:style-name="T7">onsulta 2</text:span></text:h>
      <text:p text:style-name="P35"><draw:frame draw:style-name="fr1" draw:name="Imagen3" text:anchor-type="char" svg:width="17.59cm" svg:height="9.894cm" draw:z-index="2"><draw:image xlink:href="Pictures/100000010000078000000438717E72E5658F04FC.png" xlink:type="simple" xlink:show="embed" xlink:actuate="onLoad" draw:mime-type="image/png"/></draw:frame><text:span text:style-name="T14"><text:tab/></text:span></text:p>
      <text:p text:style-name="P36"><text:span text:style-name="T14">C</text:span><text:span text:style-name="T15">onsulta 3</text:span></text:p>
      <text:h text:style-name="P30" text:outline-level="1" text:is-list-header="true"><draw:frame draw:style-name="fr1" draw:name="Imagen4" text:anchor-type="char" svg:width="17.59cm" svg:height="9.894cm" draw:z-index="3"><draw:image xlink:href="Pictures/100000010000078000000438503575DC72D592A0.png" xlink:type="simple" xlink:show="embed" xlink:actuate="onLoad" draw:mime-type="image/png"/></draw:frame><text:soft-page-break/><text:span text:style-name="T8"/></text:h>
      <text:h text:style-name="P30" text:outline-level="1"><text:span text:style-name="T8"/></text:h>
      <text:h text:style-name="P30" text:outline-level="1"><text:bookmark-start text:name="__RefHeading___Toc304_3782417621"/><text:span text:style-name="T8">Actividad </text:span><text:span text:style-name="T9">3</text:span><text:span text:style-name="T8">. </text:span><text:bookmark-end text:name="__RefHeading___Toc304_3782417621"/></text:h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4-04T12:55:28.090000000</dc:date>
    <meta:editing-duration>PT5H26M36S</meta:editing-duration>
    <meta:editing-cycles>43</meta:editing-cycles>
    <meta:document-statistic meta:table-count="1" meta:image-count="4" meta:object-count="0" meta:page-count="4" meta:paragraph-count="26" meta:word-count="88" meta:character-count="648" meta:non-whitespace-character-count="483"/>
  </office:meta>
</office:document-meta>
</file>